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1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6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4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7" style:family="graphic" style:parent-style-name="standard">
      <style:graphic-properties draw:stroke="solid" draw:stroke-dash="Double_20_Dash" draw:textarea-vertical-align="middle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2" style:family="graphic" style:parent-style-name="standard">
      <style:graphic-properties draw:stroke="dash" draw:stroke-dash="Long_20_Dash" draw:textarea-vertical-align="middle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>
      <style:graphic-properties draw:stroke="dash" draw:stroke-dash="Long_20_Dash_20_Dot" draw:textarea-vertical-align="middle"/>
    </style:style>
    <style:style style:name="gr4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cm"/>
      <style:paragraph-properties style:writing-mode="lr-tb"/>
    </style:style>
    <style:style style:name="gr46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47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.25cm"/>
      <style:paragraph-properties style:writing-mode="lr-tb"/>
    </style:style>
    <style:style style:name="gr4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25cm"/>
      <style:paragraph-properties style:writing-mode="lr-tb"/>
    </style:style>
    <style:style style:name="gr4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4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6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8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7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75" style:family="graphic" style:parent-style-name="standard">
      <style:graphic-properties draw:stroke="dash" draw:stroke-dash="Dash" draw:textarea-vertical-align="middle"/>
    </style:style>
    <style:style style:name="gr76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78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8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8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8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8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87" style:family="graphic" style:parent-style-name="standard">
      <style:graphic-properties svg:stroke-color="#8d1d75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8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9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gr9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9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ee6ef"/>
      <style:paragraph-properties fo:text-align="center" style:writing-mode="lr-tb"/>
      <style:text-properties fo:font-size="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d7d7"/>
      <style:paragraph-properties fo:text-align="center" style:writing-mode="lr-tb"/>
    </style:style>
    <style:style style:name="P16" style:family="paragraph">
      <loext:graphic-properties draw:fill="solid" draw:fill-color="#f78989"/>
      <style:paragraph-properties fo:text-align="center" style:writing-mode="lr-tb"/>
    </style:style>
    <style:style style:name="P17" style:family="paragraph">
      <loext:graphic-properties draw:fill="solid" draw:fill-color="#dee6ef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875h2500v875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875h-3375v875" svg:viewBox="0 0 3376 1751">
          <text:p/>
        </draw:connector>
        <draw:line draw:style-name="gr7" draw:text-style-name="P4" draw:layer="layout" svg:x1="15.75cm" svg:y1="6.25cm" svg:x2="11.5cm" svg:y2="3.25cm">
          <text:p/>
        </draw:line>
        <draw:custom-shape draw:style-name="gr8" draw:text-style-name="P6" xml:id="id6" draw:id="id6" draw:layer="layout" svg:width="2.5cm" svg:height="0.75cm" svg:x="3cm" svg:y="1.257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32cm" svg:x2="1.22cm" svg:y2="1.644cm" draw:start-shape="id6" draw:start-glue-point="3" svg:d="M3000 1632h-1140v12h-640" svg:viewBox="0 0 1781 13">
          <text:p/>
        </draw:connector>
        <draw:custom-shape draw:style-name="gr9" draw:text-style-name="P7" draw:layer="layout" svg:width="1.5cm" svg:height="0.5cm" svg:x="1.25cm" svg:y="3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07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.25cm" svg:y1="2.5cm" svg:x2="2.75cm" svg:y2="2.5cm">
          <text:p/>
        </draw:line>
        <draw:custom-shape draw:style-name="gr10" draw:text-style-name="P6" draw:layer="layout" svg:width="3cm" svg:height="0.75cm" svg:x="2.75cm" svg:y="2.25cm">
          <text:p text:style-name="P5"><text:span text:style-name="T1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8" xml:id="id7" draw:id="id7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.75cm" svg:y="6.7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7" draw:start-glue-point="2" draw:end-shape="id8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9" draw:start-glue-point="0" draw:end-shape="id8" draw:end-glue-point="2" svg:d="M4875 8500v-1000h-1625v-750" svg:viewBox="0 0 1626 1751">
          <text:p/>
        </draw:connector>
        <draw:custom-shape draw:style-name="gr15" draw:text-style-name="P8" xml:id="id10" draw:id="id10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10" draw:start-glue-point="0" svg:d="M2125 8500v-875h1125v-625" svg:viewBox="0 0 1126 1501">
          <text:p/>
        </draw:connector>
        <draw:custom-shape draw:style-name="gr16" draw:text-style-name="P8" xml:id="id11" draw:id="id11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1" draw:end-glue-point="0" svg:d="M9750 4500v375h-125v875" svg:viewBox="0 0 126 1251">
          <text:p/>
        </draw:connector>
        <draw:custom-shape draw:style-name="gr17" draw:text-style-name="P8" xml:id="id13" draw:id="id13" draw:layer="layout" svg:width="4cm" svg:height="0.75cm" svg:x="7.25cm" svg:y="12.2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14" draw:id="id14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2" draw:id="id12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10.25cm" svg:x2="9.625cm" svg:y2="6.5cm" draw:start-shape="id12" draw:start-glue-point="0" draw:end-shape="id11" draw:end-glue-point="2" svg:d="M6500 10250v-1875h3125v-1875" svg:viewBox="0 0 3126 3751">
          <text:p/>
        </draw:connector>
        <draw:connector draw:style-name="gr20" draw:text-style-name="P11" draw:layer="layout" svg:x1="9.25cm" svg:y1="12.25cm" svg:x2="9.625cm" svg:y2="6.5cm" draw:start-shape="id13" draw:start-glue-point="0" draw:end-shape="id11" draw:end-glue-point="2" svg:d="M9250 12250v-2875h375v-2875" svg:viewBox="0 0 376 5751">
          <text:p/>
        </draw:connector>
        <draw:connector draw:style-name="gr20" draw:text-style-name="P11" draw:layer="layout" svg:x1="11.375cm" svg:y1="11cm" svg:x2="9.625cm" svg:y2="6.5cm" draw:start-shape="id14" draw:start-glue-point="0" draw:end-shape="id11" draw:end-glue-point="2" svg:d="M11375 11000v-2250h-1750v-2250" svg:viewBox="0 0 1751 4501">
          <text:p/>
        </draw:connector>
        <draw:custom-shape draw:style-name="gr21" draw:text-style-name="P8" xml:id="id15" draw:id="id15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17" draw:id="id17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6" draw:id="id16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9.75cm" svg:y1="4.5cm" svg:x2="14.875cm" svg:y2="5.75cm" draw:start-shape="id7" draw:end-shape="id15" draw:end-glue-point="0" svg:d="M9750 4500v625h5125v625" svg:viewBox="0 0 5126 1251">
          <text:p/>
        </draw:connector>
        <draw:connector draw:style-name="gr20" draw:text-style-name="P11" draw:layer="layout" svg:x1="14.875cm" svg:y1="6.5cm" svg:x2="14cm" svg:y2="8cm" draw:start-shape="id15" draw:start-glue-point="2" draw:end-shape="id16" draw:end-glue-point="0" svg:d="M14875 6500v750h-875v750" svg:viewBox="0 0 876 1501">
          <text:p/>
        </draw:connector>
        <draw:connector draw:style-name="gr20" draw:text-style-name="P11" draw:layer="layout" svg:x1="14.875cm" svg:y1="6.5cm" svg:x2="18.875cm" svg:y2="8cm" draw:start-shape="id15" draw:start-glue-point="2" draw:end-shape="id17" draw:end-glue-point="0" svg:d="M14875 6500v750h4000v750" svg:viewBox="0 0 4001 1501">
          <text:p/>
        </draw:connector>
        <draw:custom-shape draw:style-name="gr24" draw:text-style-name="P8" xml:id="id19" draw:id="id19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18" draw:id="id18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0" draw:id="id20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21" draw:id="id21" draw:layer="layout" svg:width="3cm" svg:height="1.25cm" svg:x="13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19.25cm" svg:x2="10.75cm" svg:y2="15.75cm" draw:start-shape="id18" draw:end-shape="id19" draw:end-glue-point="2" svg:d="M3750 19250v-1750h7000v-1750" svg:viewBox="0 0 7001 3501">
          <text:p/>
        </draw:connector>
        <draw:connector draw:style-name="gr20" draw:text-style-name="P11" draw:layer="layout" svg:x1="8.875cm" svg:y1="19.25cm" svg:x2="10.75cm" svg:y2="15.75cm" draw:start-shape="id20" draw:start-glue-point="0" draw:end-shape="id19" draw:end-glue-point="2" svg:d="M8875 19250v-1750h1875v-1750" svg:viewBox="0 0 1876 3501">
          <text:p/>
        </draw:connector>
        <draw:connector draw:style-name="gr20" draw:text-style-name="P11" draw:layer="layout" svg:x1="15.25cm" svg:y1="19.25cm" svg:x2="10.75cm" svg:y2="15.75cm" draw:start-shape="id21" draw:end-shape="id19" draw:end-glue-point="2" svg:d="M15250 19250v-1750h-4500v-1750" svg:viewBox="0 0 4501 3501">
          <text:p/>
        </draw:connector>
        <draw:custom-shape draw:style-name="gr27" draw:text-style-name="P8" xml:id="id22" draw:id="id22" draw:layer="layout" svg:width="3.25cm" svg:height="1.25cm" svg:x="2.25cm" svg:y="23.5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3" draw:id="id23" draw:layer="layout" svg:width="4.5cm" svg:height="1.25cm" svg:x="6.75cm" svg:y="22.5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4" draw:id="id24" draw:layer="layout" svg:width="4.5cm" svg:height="1.25cm" svg:x="13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20.5cm" svg:x2="3.875cm" svg:y2="23.5cm" draw:start-shape="id18" draw:start-glue-point="2" draw:end-shape="id22" draw:end-glue-point="0" svg:d="M3750 20500v1500h125v1500" svg:viewBox="0 0 126 3001">
          <text:p/>
        </draw:connector>
        <draw:connector draw:style-name="gr20" draw:text-style-name="P11" draw:layer="layout" svg:x1="9cm" svg:y1="22.5cm" svg:x2="8.875cm" svg:y2="20.5cm" draw:start-shape="id23" draw:start-glue-point="0" draw:end-shape="id20" draw:end-glue-point="2" svg:d="M9000 22500v-1000h-125v-1000" svg:viewBox="0 0 126 2001">
          <text:p/>
        </draw:connector>
        <draw:connector draw:style-name="gr20" draw:text-style-name="P11" draw:layer="layout" svg:x1="15.25cm" svg:y1="22cm" svg:x2="15.25cm" svg:y2="20.5cm" draw:start-shape="id24" draw:start-glue-point="0" draw:end-shape="id21" svg:d="M15250 22000v-1500" svg:viewBox="0 0 1 1501">
          <text:p/>
        </draw:connector>
        <draw:custom-shape draw:style-name="gr29" draw:text-style-name="P10" draw:layer="layout" svg:width="4cm" svg:height="0.25cm" svg:x="4.5cm" svg:y="11.2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25cm" svg:height="0.25cm" svg:x="17.25cm" svg:y="8.75cm">
          <text:p text:style-name="P9"><text:span text:style-name="T2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6.75cm" svg:y="23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13cm" svg:y="23.25cm">
          <text:p text:style-name="P9"><text:span text:style-name="T2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5" draw:id="id25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5" draw:start-glue-point="3" svg:d="M3000 1625h-1140v12h-640" svg:viewBox="0 0 1781 13">
          <text:p/>
        </draw:connector>
        <draw:custom-shape draw:style-name="gr32" draw:text-style-name="P10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.25cm" svg:y="2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2.2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7.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3.75cm" svg:y="20.5cm">
          <text:p text:style-name="P9"><text:span text:style-name="T2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xml:id="id26" draw:id="id26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5cm" svg:height="0.25cm" svg:x="13.25cm" svg:y="11.7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5cm" svg:y1="10.5cm" svg:x2="14cm" svg:y2="8.75cm" draw:start-shape="id26" draw:start-glue-point="0" draw:end-shape="id16" svg:d="M15000 10500v-875h-1000v-875" svg:viewBox="0 0 1001 1751">
          <text:p/>
        </draw:connector>
        <draw:custom-shape draw:style-name="gr9" draw:text-style-name="P7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8" draw:text-style-name="P8" xml:id="id28" draw:id="id28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27" draw:id="id27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5" draw:id="id35" draw:layer="layout" svg:width="2.75cm" svg:height="0.75cm" svg:x="7.5cm" svg:y="6.25cm">
          <text:p text:style-name="P5"><text:span text:style-name="T1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36" draw:id="id36" draw:layer="layout" svg:width="1.75cm" svg:height="0.75cm" svg:x="11cm" svg:y="6.25cm">
          <text:p text:style-name="P5"><text:span text:style-name="T1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7" draw:id="id37" draw:layer="layout" svg:width="2.5cm" svg:height="0.75cm" svg:x="13.5cm" svg:y="6.25cm">
          <text:p text:style-name="P5"><text:span text:style-name="T1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4" draw:id="id34" draw:layer="layout" svg:width="2.5cm" svg:height="0.75cm" svg:x="2cm" svg:y="6.25cm">
          <text:p text:style-name="P5"><text:span text:style-name="T1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6.25cm" svg:y1="6.25cm" svg:x2="9.875cm" svg:y2="5cm" draw:start-shape="id27" draw:end-shape="id28" draw:end-glue-point="2" svg:d="M6250 6250v-625h3625v-625" svg:viewBox="0 0 3626 1251">
          <text:p/>
        </draw:connector>
        <draw:custom-shape draw:style-name="gr38" draw:text-style-name="P8" xml:id="id30" draw:id="id30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29" draw:id="id29" draw:layer="layout" svg:width="2.5cm" svg:height="0.75cm" svg:x="3.5cm" svg:y="11.5cm">
          <text:p text:style-name="P5"><text:span text:style-name="T1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1" draw:id="id31" draw:layer="layout" svg:width="3cm" svg:height="0.75cm" svg:x="7.5cm" svg:y="11.5cm">
          <text:p text:style-name="P5"><text:span text:style-name="T1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2" draw:id="id32" draw:layer="layout" svg:width="3cm" svg:height="0.75cm" svg:x="12cm" svg:y="11.5cm">
          <text:p text:style-name="P5"><text:span text:style-name="T1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4.75cm" svg:y1="11.5cm" svg:x2="9.875cm" svg:y2="10.25cm" draw:start-shape="id29" draw:end-shape="id30" draw:end-glue-point="2" svg:d="M4750 11500v-625h5125v-625" svg:viewBox="0 0 5126 1251">
          <text:p/>
        </draw:connector>
        <draw:custom-shape draw:style-name="gr45" draw:text-style-name="P12" draw:layer="layout" svg:width="2.5cm" svg:height="0.25cm" svg:x="2cm" svg:y="7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1.5cm" svg:height="0.25cm" svg:x="5.5cm" svg:y="7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2.75cm" svg:height="0.25cm" svg:x="7.5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1.75cm" svg:height="0.25cm" svg:x="11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3.5cm" svg:y="7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44" draw:text-style-name="P11" draw:layer="layout" svg:x1="9cm" svg:y1="11.5cm" svg:x2="9.875cm" svg:y2="10.25cm" draw:start-shape="id31" draw:start-glue-point="0" draw:end-shape="id30" draw:end-glue-point="2" svg:d="M9000 11500v-625h875v-625" svg:viewBox="0 0 876 1251">
          <text:p/>
        </draw:connector>
        <draw:connector draw:style-name="gr44" draw:text-style-name="P11" draw:layer="layout" svg:x1="13.5cm" svg:y1="11.5cm" svg:x2="9.875cm" svg:y2="10.25cm" draw:start-shape="id32" draw:start-glue-point="0" draw:end-shape="id30" draw:end-glue-point="2" svg:d="M13500 11500v-625h-3625v-625" svg:viewBox="0 0 3626 1251">
          <text:p/>
        </draw:connector>
        <draw:custom-shape draw:style-name="gr49" draw:text-style-name="P6" xml:id="id33" draw:id="id33" draw:layer="layout" svg:width="3.5cm" svg:height="0.75cm" svg:x="3.001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.412cm" svg:y1="2.134cm" svg:x2="3.001cm" svg:y2="2.125cm" draw:end-shape="id33" draw:end-glue-point="3" svg:d="M1412 2134h544v-9h1045" svg:viewBox="0 0 1590 10">
          <text:p/>
        </draw:connector>
        <draw:connector draw:style-name="gr42" draw:text-style-name="P11" draw:layer="layout" svg:x1="3.25cm" svg:y1="6.25cm" svg:x2="9.876cm" svg:y2="5cm" draw:start-shape="id34" draw:start-glue-point="0" svg:d="M3250 6250v-875h6626v-375" svg:viewBox="0 0 6627 1251">
          <text:p/>
        </draw:connector>
        <draw:connector draw:style-name="gr42" draw:text-style-name="P11" draw:layer="layout" svg:x1="8.875cm" svg:y1="6.25cm" svg:x2="9.876cm" svg:y2="5cm" draw:start-shape="id35" draw:start-glue-point="0" svg:d="M8875 6250v-875h1001v-375" svg:viewBox="0 0 1002 1251">
          <text:p/>
        </draw:connector>
        <draw:connector draw:style-name="gr42" draw:text-style-name="P11" draw:layer="layout" svg:x1="11.875cm" svg:y1="6.25cm" svg:x2="9.876cm" svg:y2="5cm" draw:start-shape="id36" draw:start-glue-point="0" svg:d="M11875 6250v-875h-1999v-375" svg:viewBox="0 0 2000 1251">
          <text:p/>
        </draw:connector>
        <draw:connector draw:style-name="gr42" draw:text-style-name="P11" draw:layer="layout" svg:x1="14.75cm" svg:y1="6.25cm" svg:x2="9.876cm" svg:y2="5cm" draw:start-shape="id37" draw:start-glue-point="0" svg:d="M14750 6250v-875h-4874v-375" svg:viewBox="0 0 4875 1251">
          <text:p/>
        </draw:connector>
        <draw:custom-shape draw:style-name="gr50" draw:text-style-name="P12" draw:layer="layout" svg:width="1.5cm" svg:height="0.25cm" svg:x="1.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25cm" svg:height="0.75cm" svg:x="3.25cm" svg:y="2.5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51" draw:text-style-name="P8" xml:id="id46" draw:id="id46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8.7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7" draw:id="id47" draw:layer="layout" svg:width="2cm" svg:height="0.75cm" svg:x="8.25cm" svg:y="6.25cm">
          <text:p text:style-name="P5"><text:span text:style-name="T1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8" draw:id="id48" draw:layer="layout" svg:width="2cm" svg:height="0.75cm" svg:x="11cm" svg:y="6.25cm">
          <text:p text:style-name="P5"><text:span text:style-name="T1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9" draw:id="id49" draw:layer="layout" svg:width="2cm" svg:height="0.75cm" svg:x="14.25cm" svg:y="6.25cm">
          <text:p text:style-name="P5"><text:span text:style-name="T1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5" draw:id="id45" draw:layer="layout" svg:width="2.5cm" svg:height="0.75cm" svg:x="5.25cm" svg:y="6.25cm">
          <text:p text:style-name="P5"><text:span text:style-name="T1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xml:id="id39" draw:id="id39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0" draw:id="id40" draw:layer="layout" svg:width="2.5cm" svg:height="0.75cm" svg:x="4.5cm" svg:y="11.5cm">
          <text:p text:style-name="P5"><text:span text:style-name="T1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8" draw:id="id38" draw:layer="layout" svg:width="2.5cm" svg:height="0.75cm" svg:x="7.75cm" svg:y="11.5cm">
          <text:p text:style-name="P5"><text:span text:style-name="T1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42" draw:id="id42" draw:layer="layout" svg:width="3cm" svg:height="0.75cm" svg:x="10.75cm" svg:y="11.5cm">
          <text:p text:style-name="P5"><text:span text:style-name="T1">Oe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3" draw:id="id43" draw:layer="layout" svg:width="2.25cm" svg:height="0.75cm" svg:x="14.25cm" svg:y="11.5cm">
          <text:p text:style-name="P5"><text:span text:style-name="T1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1" draw:id="id41" draw:layer="layout" svg:width="2.25cm" svg:height="0.75cm" svg:x="1.75cm" svg:y="11.5cm">
          <text:p text:style-name="P5"><text:span text:style-name="T1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4" draw:id="id44" draw:layer="layout" svg:width="2.25cm" svg:height="0.75cm" svg:x="17cm" svg:y="11.5cm">
          <text:p text:style-name="P5"><text:span text:style-name="T1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3.5cm" svg:height="0.75cm" svg:x="3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9cm" svg:y1="11.5cm" svg:x2="10.375cm" svg:y2="10.25cm" draw:start-shape="id38" draw:start-glue-point="0" draw:end-shape="id39" draw:end-glue-point="2" svg:d="M9000 11500v-625h1375v-625" svg:viewBox="0 0 1376 1251">
          <text:p/>
        </draw:connector>
        <draw:connector draw:style-name="gr44" draw:text-style-name="P11" draw:layer="layout" svg:x1="5.75cm" svg:y1="11.5cm" svg:x2="10.375cm" svg:y2="10.25cm" draw:start-shape="id40" draw:start-glue-point="0" draw:end-shape="id39" draw:end-glue-point="2" svg:d="M5750 11500v-625h4625v-625" svg:viewBox="0 0 4626 1251">
          <text:p/>
        </draw:connector>
        <draw:connector draw:style-name="gr44" draw:text-style-name="P11" draw:layer="layout" svg:x1="2.875cm" svg:y1="11.5cm" svg:x2="10.375cm" svg:y2="10.25cm" draw:start-shape="id41" draw:start-glue-point="0" draw:end-shape="id39" draw:end-glue-point="2" svg:d="M2875 11500v-625h7500v-625" svg:viewBox="0 0 7501 1251">
          <text:p/>
        </draw:connector>
        <draw:connector draw:style-name="gr44" draw:text-style-name="P11" draw:layer="layout" svg:x1="12.25cm" svg:y1="11.5cm" svg:x2="10.375cm" svg:y2="10.25cm" draw:start-shape="id42" draw:start-glue-point="0" draw:end-shape="id39" draw:end-glue-point="2" svg:d="M12250 11500v-625h-1875v-625" svg:viewBox="0 0 1876 1251">
          <text:p/>
        </draw:connector>
        <draw:connector draw:style-name="gr44" draw:text-style-name="P11" draw:layer="layout" svg:x1="15.375cm" svg:y1="11.5cm" svg:x2="10.375cm" svg:y2="10.25cm" draw:start-shape="id43" draw:start-glue-point="0" draw:end-shape="id39" draw:end-glue-point="2" svg:d="M15375 11500v-625h-5000v-625" svg:viewBox="0 0 5001 1251">
          <text:p/>
        </draw:connector>
        <draw:connector draw:style-name="gr44" draw:text-style-name="P11" draw:layer="layout" svg:x1="18.125cm" svg:y1="11.5cm" svg:x2="10.375cm" svg:y2="10.25cm" draw:start-shape="id44" draw:start-glue-point="0" draw:end-shape="id39" draw:end-glue-point="2" svg:d="M18125 11500v-625h-7750v-625" svg:viewBox="0 0 7751 1251">
          <text:p/>
        </draw:connector>
        <draw:connector draw:style-name="gr44" draw:text-style-name="P11" draw:layer="layout" svg:x1="6.5cm" svg:y1="6.25cm" svg:x2="10.375cm" svg:y2="4.5cm" draw:start-shape="id45" draw:start-glue-point="0" draw:end-shape="id46" draw:end-glue-point="2" svg:d="M6500 6250v-875h3875v-875" svg:viewBox="0 0 3876 1751">
          <text:p/>
        </draw:connector>
        <draw:connector draw:style-name="gr44" draw:text-style-name="P11" draw:layer="layout" svg:x1="9.25cm" svg:y1="6.25cm" svg:x2="10.375cm" svg:y2="4.5cm" draw:start-shape="id47" draw:start-glue-point="0" draw:end-shape="id46" draw:end-glue-point="2" svg:d="M9250 6250v-875h1125v-875" svg:viewBox="0 0 1126 1751">
          <text:p/>
        </draw:connector>
        <draw:connector draw:style-name="gr44" draw:text-style-name="P11" xml:id="id50" draw:id="id50" draw:layer="layout" svg:x1="12cm" svg:y1="6.25cm" svg:x2="10.375cm" svg:y2="4.5cm" draw:start-shape="id48" draw:start-glue-point="0" draw:end-shape="id46" draw:end-glue-point="2" svg:d="M12000 6250v-875h-1625v-875" svg:viewBox="0 0 1626 1751">
          <text:p/>
        </draw:connector>
        <draw:connector draw:style-name="gr44" draw:text-style-name="P11" draw:layer="layout" svg:x1="15.25cm" svg:y1="6.25cm" svg:x2="11.187cm" svg:y2="5.375cm" draw:start-shape="id49" draw:start-glue-point="0" draw:end-shape="id50" draw:end-glue-point="3" svg:d="M15250 6250v-875h-4063" svg:viewBox="0 0 4064 876">
          <text:p/>
        </draw:connector>
        <draw:connector draw:style-name="gr42" draw:text-style-name="P11" draw:layer="layout" svg:x1="1.413cm" svg:y1="2.134cm" svg:x2="3cm" svg:y2="2.125cm" svg:d="M1413 2134h794v-9h793" svg:viewBox="0 0 1588 10">
          <text:p/>
        </draw:connector>
      </draw:page>
      <draw:page draw:name="page5" draw:style-name="dp1" draw:master-page-name="Standard">
        <draw:custom-shape draw:style-name="gr54" draw:text-style-name="P8" xml:id="id52" draw:id="id52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xml:id="id55" draw:id="id55" draw:layer="layout" svg:width="4.25cm" svg:height="1.5cm" svg:x="11.25cm" svg:y="5.75cm">
          <text:p text:style-name="P1">Obj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xml:id="id51" draw:id="id51" draw:layer="layout" svg:width="2.5cm" svg:height="0.75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8" xml:id="id53" draw:id="id53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8" xml:id="id54" draw:id="id54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2cm" svg:y1="9.25cm" svg:x2="5.125cm" svg:y2="7.25cm" draw:start-shape="id51" draw:start-glue-point="0" draw:end-shape="id52" draw:end-glue-point="2" svg:d="M2000 9250v-1000h3125v-1000" svg:viewBox="0 0 3126 2001">
          <text:p/>
        </draw:connector>
        <draw:connector draw:style-name="gr20" draw:text-style-name="P11" draw:layer="layout" draw:line-skew="1.375cm" svg:x1="2.25cm" svg:y1="11.5cm" svg:x2="5.125cm" svg:y2="7.25cm" draw:start-shape="id53" draw:end-shape="id52" draw:end-glue-point="2" svg:d="M2250 11500v-750h2875v-3500" svg:viewBox="0 0 2876 4251">
          <text:p/>
        </draw:connector>
        <draw:connector draw:style-name="gr20" draw:text-style-name="P11" draw:layer="layout" svg:x1="11.875cm" svg:y1="10cm" svg:x2="13.375cm" svg:y2="7.25cm" draw:start-shape="id54" draw:start-glue-point="0" draw:end-shape="id55" draw:end-glue-point="2" svg:d="M11875 10000v-1375h1500v-1375" svg:viewBox="0 0 1501 2751">
          <text:p/>
        </draw:connector>
        <draw:custom-shape draw:style-name="gr58" draw:text-style-name="P8" xml:id="id59" draw:id="id59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8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8" xml:id="id56" draw:id="id56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0cm" svg:y1="12.75cm" svg:x2="5.125cm" svg:y2="7.25cm" draw:start-shape="id56" draw:start-glue-point="0" draw:end-shape="id52" draw:end-glue-point="2" svg:d="M10000 12750v-2750h-4875v-2750" svg:viewBox="0 0 4876 5501">
          <text:p/>
        </draw:connector>
        <draw:custom-shape draw:style-name="gr61" draw:text-style-name="P8" xml:id="id57" draw:id="id57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5.125cm" svg:y1="13.75cm" svg:x2="5.125cm" svg:y2="7.25cm" draw:start-shape="id57" draw:start-glue-point="0" draw:end-shape="id52" draw:end-glue-point="2" svg:d="M5125 13750v-6500" svg:viewBox="0 0 1 6501">
          <text:p/>
        </draw:connector>
        <draw:custom-shape draw:style-name="gr62" draw:text-style-name="P8" xml:id="id58" draw:id="id58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125cm" svg:y1="15.75cm" svg:x2="5.125cm" svg:y2="7.25cm" draw:start-shape="id58" draw:start-glue-point="0" draw:end-shape="id52" draw:end-glue-point="2" svg:d="M8125 15750v-4250h-3000v-4250" svg:viewBox="0 0 3001 8501">
          <text:p/>
        </draw:connector>
        <draw:connector draw:style-name="gr20" draw:text-style-name="P11" draw:layer="layout" svg:x1="19.5cm" svg:y1="10cm" svg:x2="13.375cm" svg:y2="7.25cm" draw:start-shape="id59" draw:start-glue-point="0" draw:end-shape="id55" draw:end-glue-point="2" svg:d="M19500 10000v-1375h-6125v-1375" svg:viewBox="0 0 6126 2751">
          <text:p/>
        </draw:connector>
        <draw:custom-shape draw:style-name="gr57" draw:text-style-name="P8" xml:id="id60" draw:id="id60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1.25cm" svg:x1="13.375cm" svg:y1="7.25cm" svg:x2="13.875cm" svg:y2="11.25cm" draw:start-shape="id55" draw:start-glue-point="2" draw:end-shape="id60" draw:end-glue-point="0" svg:d="M13375 7250v3250h500v750" svg:viewBox="0 0 501 4001">
          <text:p/>
        </draw:connector>
        <draw:custom-shape draw:style-name="gr63" draw:text-style-name="P8" xml:id="id61" draw:id="id61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0cm 0cm 0.499cm" svg:x1="19.125cm" svg:y1="6.75cm" svg:x2="13.375cm" svg:y2="7.25cm" draw:start-shape="id61" draw:start-glue-point="0" draw:end-shape="id55" draw:end-glue-point="2" svg:d="M19125 6750v-501h-2875v2001h-2875v-1000" svg:viewBox="0 0 5751 2002">
          <text:p/>
        </draw:connector>
        <draw:custom-shape draw:style-name="gr64" draw:text-style-name="P8" xml:id="id63" draw:id="id63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xml:id="id62" draw:id="id62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8.625cm" svg:x2="5.125cm" svg:y2="7.25cm" draw:start-shape="id62" draw:start-glue-point="3" draw:end-shape="id52" draw:end-glue-point="2" svg:d="M6500 8625h-1375v-1375" svg:viewBox="0 0 1376 1376">
          <text:p/>
        </draw:connector>
        <draw:connector draw:style-name="gr20" draw:text-style-name="P11" draw:layer="layout" svg:x1="16.875cm" svg:y1="12.5cm" svg:x2="13.375cm" svg:y2="7.25cm" draw:start-shape="id63" draw:start-glue-point="0" draw:end-shape="id55" draw:end-glue-point="2" svg:d="M16875 12500v-2625h-3500v-2625" svg:viewBox="0 0 3501 5251">
          <text:p/>
        </draw:connector>
        <draw:custom-shape draw:style-name="gr8" draw:text-style-name="P6" xml:id="id64" draw:id="id64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4" draw:start-glue-point="3" svg:d="M3000 1625h-1140v12h-640" svg:viewBox="0 0 1781 13">
          <text:p/>
        </draw:connector>
        <draw:custom-shape draw:style-name="gr8" draw:text-style-name="P6" xml:id="id65" draw:id="id65" draw:layer="layout" svg:width="2.5cm" svg:height="0.75cm" svg:x="3.25cm" svg:y="1.25cm">
          <text:p text:style-name="P5"><text:span text:style-name="T1">Val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.25cm" svg:y1="1.625cm" svg:x2="1.22cm" svg:y2="1.637cm" draw:start-shape="id65" draw:start-glue-point="3" svg:d="M3250 1625h-1265v12h-765" svg:viewBox="0 0 2031 13">
          <text:p/>
        </draw:connector>
        <draw:custom-shape draw:style-name="gr66" draw:text-style-name="P8" draw:layer="layout" svg:width="1.7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.25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68" draw:text-style-name="P7" xml:id="id77" draw:id="id77" draw:layer="layout" svg:width="5.217cm" svg:height="1.5cm" svg:x="7.25cm" svg:y="2.75cm">
          <text:p text:style-name="P13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6" draw:id="id86" draw:layer="layout" svg:width="2cm" svg:height="0.75cm" svg:x="18.75cm" svg:y="7.5cm">
          <text:p text:style-name="P5"><text:span text:style-name="T1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5" draw:id="id85" draw:layer="layout" svg:width="2cm" svg:height="0.75cm" svg:x="15.75cm" svg:y="7.5cm">
          <text:p text:style-name="P5"><text:span text:style-name="T1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68" draw:id="id68" draw:layer="layout" svg:width="2.5cm" svg:height="0.75cm" svg:x="4cm" svg:y="8.25cm">
          <text:p text:style-name="P5"><text:span text:style-name="T1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3" draw:id="id73" draw:layer="layout" svg:width="2.5cm" svg:height="0.75cm" svg:x="10cm" svg:y="9.75cm">
          <text:p text:style-name="P5"><text:span text:style-name="T1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0" draw:id="id70" draw:layer="layout" svg:width="2.5cm" svg:height="0.75cm" svg:x="5.75cm" svg:y="10cm">
          <text:p text:style-name="P5"><text:span text:style-name="T1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" xml:id="id72" draw:id="id72" draw:layer="layout" svg:width="2cm" svg:height="1cm" svg:x="11.5cm" svg:y="7.25cm">
          <text:p text:style-name="P5"><text:span text:style-name="T1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5" draw:id="id75" draw:layer="layout" svg:width="2.5cm" svg:height="0.75cm" svg:x="12.75cm" svg:y="10cm">
          <text:p text:style-name="P5"><text:span text:style-name="T1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6" draw:id="id76" draw:layer="layout" svg:width="2cm" svg:height="0.75cm" svg:x="15.75cm" svg:y="10.25cm">
          <text:p text:style-name="P5"><text:span text:style-name="T1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8.7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0cm" svg:y="10.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2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.25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2cm" svg:height="0.25cm" svg:x="15.75cm" svg:y="11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5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1" draw:id="id71" draw:layer="layout" svg:width="2.75cm" svg:height="0.75cm" svg:x="9.25cm" svg:y="5.75cm">
          <text:p text:style-name="P5"><text:span text:style-name="T1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9" draw:id="id69" draw:layer="layout" svg:width="2.75cm" svg:height="0.75cm" svg:x="5.25cm" svg:y="5.75cm">
          <text:p text:style-name="P5"><text:span text:style-name="T1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6" draw:id="id66" draw:layer="layout" svg:width="2.75cm" svg:height="0.75cm" svg:x="0.75cm" svg:y="7.75cm">
          <text:p text:style-name="P5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7" draw:id="id67" draw:layer="layout" svg:width="2.75cm" svg:height="0.75cm" svg:x="1cm" svg:y="5.75cm">
          <text:p text:style-name="P5"><text:span text:style-name="T1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2.125cm" svg:y1="7.75cm" svg:x2="2.375cm" svg:y2="6.5cm" draw:start-shape="id66" draw:start-glue-point="0" draw:end-shape="id67" draw:end-glue-point="2" svg:d="M2125 7750v-625h250v-625" svg:viewBox="0 0 251 1251">
          <text:p/>
        </draw:connector>
        <draw:connector draw:style-name="gr42" draw:text-style-name="P11" draw:layer="layout" svg:x1="5.25cm" svg:y1="8.25cm" svg:x2="6.625cm" svg:y2="6.5cm" draw:start-shape="id68" draw:start-glue-point="0" draw:end-shape="id69" draw:end-glue-point="2" svg:d="M5250 8250v-875h1375v-875" svg:viewBox="0 0 1376 1751">
          <text:p/>
        </draw:connector>
        <draw:connector draw:style-name="gr42" draw:text-style-name="P11" draw:layer="layout" draw:line-skew="-1cm" svg:x1="7cm" svg:y1="10cm" svg:x2="6.625cm" svg:y2="6.5cm" draw:start-shape="id70" draw:start-glue-point="0" draw:end-shape="id69" draw:end-glue-point="2" svg:d="M7000 10000v-2750h-375v-750" svg:viewBox="0 0 376 3501">
          <text:p/>
        </draw:connector>
        <draw:custom-shape draw:style-name="gr71" draw:text-style-name="P12" draw:layer="layout" svg:width="2cm" svg:height="0.25cm" svg:x="11.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4" draw:id="id74" draw:layer="layout" svg:width="2.75cm" svg:height="0.75cm" svg:x="13cm" svg:y="5.75cm">
          <text:p text:style-name="P5"><text:span text:style-name="T1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5.75cm" svg:y="8.25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10.625cm" svg:y1="6.5cm" svg:x2="12.5cm" svg:y2="7.25cm" draw:start-shape="id71" draw:start-glue-point="2" draw:end-shape="id72" draw:end-glue-point="0" svg:d="M10625 6500v375h1875v375" svg:viewBox="0 0 1876 751">
          <text:p/>
        </draw:connector>
        <draw:connector draw:style-name="gr42" draw:text-style-name="P11" draw:layer="layout" draw:line-skew="-0.125cm" svg:x1="10.625cm" svg:y1="6.5cm" svg:x2="11.25cm" svg:y2="9.75cm" draw:start-shape="id71" draw:start-glue-point="2" draw:end-shape="id73" draw:end-glue-point="0" svg:d="M10625 6500v1500h625v1750" svg:viewBox="0 0 626 3251">
          <text:p/>
        </draw:connector>
        <draw:connector draw:style-name="gr42" draw:text-style-name="P11" draw:layer="layout" svg:x1="14.375cm" svg:y1="6.5cm" svg:x2="14cm" svg:y2="10cm" draw:start-shape="id74" draw:start-glue-point="2" draw:end-shape="id75" draw:end-glue-point="0" svg:d="M14375 6500v1750h-375v1750" svg:viewBox="0 0 376 3501">
          <text:p/>
        </draw:connector>
        <draw:connector draw:style-name="gr42" draw:text-style-name="P11" draw:layer="layout" draw:line-skew="0.375cm" svg:x1="16.75cm" svg:y1="10.25cm" svg:x2="14.375cm" svg:y2="6.5cm" draw:start-shape="id76" draw:start-glue-point="0" draw:end-shape="id74" draw:end-glue-point="2" svg:d="M16750 10250v-1500h-2375v-2250" svg:viewBox="0 0 2376 3751">
          <text:p/>
        </draw:connector>
        <draw:connector draw:style-name="gr20" draw:text-style-name="P11" draw:layer="layout" svg:x1="2.375cm" svg:y1="5.75cm" svg:x2="9.858cm" svg:y2="4.25cm" draw:start-shape="id67" draw:start-glue-point="0" draw:end-shape="id77" draw:end-glue-point="2" svg:d="M2375 5750v-750h7483v-750" svg:viewBox="0 0 7484 1501">
          <text:p/>
        </draw:connector>
        <draw:connector draw:style-name="gr20" draw:text-style-name="P11" draw:layer="layout" svg:x1="6.625cm" svg:y1="5.75cm" svg:x2="9.858cm" svg:y2="4.25cm" draw:start-shape="id69" draw:start-glue-point="0" draw:end-shape="id77" draw:end-glue-point="2" svg:d="M6625 5750v-750h3233v-750" svg:viewBox="0 0 3234 1501">
          <text:p/>
        </draw:connector>
        <draw:connector draw:style-name="gr20" draw:text-style-name="P11" draw:layer="layout" svg:x1="10.625cm" svg:y1="5.75cm" svg:x2="9.858cm" svg:y2="4.25cm" draw:start-shape="id71" draw:start-glue-point="0" draw:end-shape="id77" svg:d="M10625 5750v-750h-767v-750" svg:viewBox="0 0 768 1501">
          <text:p/>
        </draw:connector>
        <draw:connector draw:style-name="gr20" draw:text-style-name="P11" draw:layer="layout" svg:x1="14.375cm" svg:y1="5.75cm" svg:x2="9.858cm" svg:y2="4.25cm" draw:start-shape="id74" draw:start-glue-point="0" draw:end-shape="id77" draw:end-glue-point="2" svg:d="M14375 5750v-750h-4517v-750" svg:viewBox="0 0 4518 1501">
          <text:p/>
        </draw:connector>
        <draw:custom-shape draw:style-name="gr70" draw:text-style-name="P12" draw:layer="layout" svg:width="2cm" svg:height="0.25cm" svg:x="18.75cm" svg:y="8.5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8" draw:id="id78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78" draw:start-glue-point="3" svg:d="M3000 1625h-1140v12h-640" svg:viewBox="0 0 1781 13">
          <text:p/>
        </draw:connector>
        <draw:custom-shape draw:style-name="gr32" draw:text-style-name="P10" draw:layer="layout" svg:width="1.5cm" svg:height="0.25cm" svg:x="15cm" svg:y="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17cm" svg:y="1.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2.75cm" svg:height="0.75cm" svg:x="2.25cm" svg:y="16.25cm">
          <text:p text:style-name="P5"><text:span text:style-name="T1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81" draw:id="id81" draw:layer="layout" svg:width="2.75cm" svg:height="0.75cm" svg:x="2.25cm" svg:y="16.25cm">
          <text:p text:style-name="P5"><text:span text:style-name="T1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79" draw:id="id79" draw:layer="layout" svg:width="5.217cm" svg:height="1.5cm" svg:x="5cm" svg:y="13cm">
          <text:p text:style-name="P13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80" draw:id="id80" draw:layer="layout" svg:width="2.25cm" svg:height="0.75cm" svg:x="11.1cm" svg:y="16cm">
          <text:p text:style-name="P5"><text:span text:style-name="T1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11.1cm" svg:y="16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2.25cm" svg:height="0.25cm" svg:x="11.1cm" svg:y="1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5.25cm" svg:height="0.25cm" svg:x="5cm" svg:y="14.5cm">
          <text:p text:style-name="P9"><text:span text:style-name="T2">Enfer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7.608cm" svg:y1="14.5cm" svg:x2="12.225cm" svg:y2="16cm" draw:start-shape="id79" draw:start-glue-point="2" draw:end-shape="id80" draw:end-glue-point="0" svg:d="M7608 14500v750h4617v750" svg:viewBox="0 0 4618 1501">
          <text:p/>
        </draw:connector>
        <draw:connector draw:style-name="gr75" draw:text-style-name="P11" draw:layer="layout" svg:x1="7.609cm" svg:y1="14.5cm" svg:x2="3.625cm" svg:y2="16.25cm" draw:end-shape="id81" draw:end-glue-point="0" svg:d="M7609 14500v625h-3984v1125" svg:viewBox="0 0 3985 1751">
          <text:p/>
        </draw:connector>
        <draw:custom-shape draw:style-name="gr18" draw:text-style-name="P6" xml:id="id82" draw:id="id82" draw:layer="layout" svg:width="2.75cm" svg:height="0.75cm" svg:x="2.25cm" svg:y="10cm">
          <text:p text:style-name="P5"><text:span text:style-name="T1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2.75cm" svg:height="0.25cm" svg:x="2.2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draw:line-skew="-1cm" svg:x1="3.625cm" svg:y1="10cm" svg:x2="6.625cm" svg:y2="6.5cm" draw:start-shape="id82" draw:start-glue-point="0" draw:end-shape="id69" draw:end-glue-point="2" svg:d="M3625 10000v-2750h3000v-750" svg:viewBox="0 0 3001 3501">
          <text:p/>
        </draw:connector>
        <draw:custom-shape draw:style-name="gr53" draw:text-style-name="P6" xml:id="id83" draw:id="id83" draw:layer="layout" svg:width="2.25cm" svg:height="0.75cm" svg:x="7.25cm" svg:y="6.75cm">
          <text:p text:style-name="P5"><text:span text:style-name="T1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7.25cm" svg:y="7.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8.375cm" svg:y1="6.75cm" svg:x2="9.25cm" svg:y2="6.125cm" draw:start-shape="id83" draw:start-glue-point="0" draw:end-shape="id71" draw:end-glue-point="3" svg:d="M8375 6750v-625h875" svg:viewBox="0 0 876 626">
          <text:p/>
        </draw:connector>
        <draw:custom-shape draw:style-name="gr76" draw:text-style-name="P7" draw:layer="layout" svg:width="1.5cm" svg:height="0.5cm" svg:x="1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1.5cm" svg:height="0.2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2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16.5cm" svg:y="6.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84" draw:id="id84" draw:layer="layout" svg:width="2.75cm" svg:height="0.75cm" svg:x="16.5cm" svg:y="5.75cm">
          <text:p text:style-name="P5"><text:span text:style-name="T1">Créa. V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7.875cm" svg:y1="5.75cm" svg:x2="9.858cm" svg:y2="4.25cm" draw:start-shape="id84" draw:start-glue-point="0" draw:end-shape="id77" draw:end-glue-point="2" svg:d="M17875 5750v-750h-8017v-750" svg:viewBox="0 0 8018 1501">
          <text:p/>
        </draw:connector>
        <draw:connector draw:style-name="gr42" draw:text-style-name="P11" draw:layer="layout" svg:x1="17.875cm" svg:y1="6.5cm" svg:x2="16.75cm" svg:y2="7.5cm" draw:start-shape="id84" draw:start-glue-point="2" draw:end-shape="id85" draw:end-glue-point="0" svg:d="M17875 6500v500h-1125v500" svg:viewBox="0 0 1126 1001">
          <text:p/>
        </draw:connector>
        <draw:connector draw:style-name="gr42" draw:text-style-name="P11" draw:layer="layout" svg:x1="17.875cm" svg:y1="6.5cm" svg:x2="19.75cm" svg:y2="7.5cm" draw:start-shape="id84" draw:start-glue-point="2" draw:end-shape="id86" draw:end-glue-point="0" svg:d="M17875 6500v500h1875v500" svg:viewBox="0 0 1876 1001">
          <text:p/>
        </draw:connector>
        <draw:custom-shape draw:style-name="gr49" draw:text-style-name="P6" draw:layer="layout" svg:width="3.5cm" svg:height="0.75cm" svg:x="16.25cm" svg:y="2.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5cm" svg:y1="2.918cm" svg:x2="16.25cm" svg:y2="2.875cm" svg:d="M15000 2918h625v-43h625" svg:viewBox="0 0 1251 44">
          <text:p/>
        </draw:connector>
      </draw:page>
      <draw:page draw:name="page7" draw:style-name="dp1" draw:master-page-name="Standard">
        <draw:custom-shape draw:style-name="gr77" draw:text-style-name="P14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6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80" draw:text-style-name="P17" xml:id="id90" draw:id="id90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81" draw:text-style-name="P17" xml:id="id91" draw:id="id91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3" draw:text-style-name="P17" xml:id="id89" draw:id="id89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3cm" svg:height="0.75cm" svg:x="1.5cm" svg:y="3.25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3.5cm" svg:height="0.75cm" svg:x="8.25cm" svg:y="10cm">
          <text:p text:style-name="P1">Element</text:p>
          <draw:enhanced-geometry svg:viewBox="0 0 21600 21600" draw:type="rectangle" draw:enhanced-path="M 0 0 L 21600 0 21600 21600 0 21600 0 0 Z N"/>
        </draw:custom-shape>
        <draw:custom-shape draw:style-name="gr88" draw:text-style-name="P17" xml:id="id87" draw:id="id87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1" draw:text-style-name="P17" xml:id="id88" draw:id="id88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89" draw:text-style-name="P18" draw:layer="layout" draw:type="curve" svg:x1="10.75cm" svg:y1="15cm" svg:x2="13.25cm" svg:y2="13.75cm" draw:start-shape="id87" draw:start-glue-point="1" draw:end-shape="id88" draw:end-glue-point="2" svg:d="M10750 15000c1667 0 2500-416 2500-1250" svg:viewBox="0 0 2501 1251">
          <text:p/>
        </draw:connector>
        <draw:connector draw:style-name="gr89" draw:text-style-name="P18" draw:layer="layout" draw:type="curve" svg:x1="13.25cm" svg:y1="12.75cm" svg:x2="10.5cm" svg:y2="12cm" draw:start-shape="id88" draw:start-glue-point="0" draw:end-shape="id89" draw:end-glue-point="1" svg:d="M13250 12750c0-500-916-750-2750-750" svg:viewBox="0 0 2751 751">
          <text:p/>
        </draw:connector>
        <draw:connector draw:style-name="gr90" draw:text-style-name="P18" draw:layer="layout" draw:type="curve" svg:x1="6.625cm" svg:y1="13.5cm" svg:x2="8.5cm" svg:y2="15cm" draw:start-shape="id90" draw:start-glue-point="2" draw:end-shape="id87" draw:end-glue-point="3" svg:d="M6625 13500c0 1000 625 1500 1875 1500" svg:viewBox="0 0 1876 1501">
          <text:p/>
        </draw:connector>
        <draw:connector draw:style-name="gr91" draw:text-style-name="P18" draw:layer="layout" draw:type="curve" svg:x1="8.75cm" svg:y1="12cm" svg:x2="6.625cm" svg:y2="12.75cm" draw:start-shape="id89" draw:start-glue-point="3" draw:end-shape="id90" draw:end-glue-point="0" svg:d="M8750 12000c-1417 0-2125 250-2125 750" svg:viewBox="0 0 2126 751">
          <text:p/>
        </draw:connector>
        <draw:connector draw:style-name="gr92" draw:text-style-name="P18" draw:layer="layout" draw:type="curve" svg:x1="14.75cm" svg:y1="13.25cm" svg:x2="11cm" svg:y2="16.5cm" draw:start-shape="id88" draw:start-glue-point="1" draw:end-shape="id91" draw:end-glue-point="1" svg:d="M14750 13250c751 0 2626 3250-3750 3250" svg:viewBox="0 0 4598 3251">
          <text:p/>
        </draw:connector>
        <draw:connector draw:style-name="gr93" draw:text-style-name="P18" draw:layer="layout" draw:type="curve" svg:x1="5.75cm" svg:y1="13.125cm" svg:x2="8cm" svg:y2="16.5cm" draw:start-shape="id90" draw:start-glue-point="3" draw:end-shape="id91" draw:end-glue-point="3" svg:d="M5750 13125c-751 0-1876 3375 2250 3375" svg:viewBox="0 0 2980 3376">
          <text:p/>
        </draw:connector>
        <draw:custom-shape draw:style-name="gr94" draw:text-style-name="P16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95" draw:text-style-name="P8" draw:layer="layout" svg:width="1.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5cm" svg:height="0.25cm" svg:x="1.25cm" svg:y="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cm" svg:y="1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18" draw:layer="layout" draw:type="curve" svg:x1="1.5cm" svg:y1="10.791cm" svg:x2="2.969cm" svg:y2="10.75cm" svg:d="M1500 10791c1102 0 368-41 1469-41" svg:viewBox="0 0 1470 42">
          <text:p/>
        </draw:connector>
        <draw:custom-shape draw:style-name="gr96" draw:text-style-name="P6" draw:layer="layout" svg:width="3cm" svg:height="1.25cm" svg:x="3cm" svg:y="10.25cm">
          <text:p text:style-name="P5"><text:span text:style-name="T1">Bat </text:span></text:p>
          <text:p text:style-name="P5"><text:span text:style-name="T1">(est meilleur qu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10T18:01:04.533000000</dc:date>
    <meta:editing-duration>PT7H38M29S</meta:editing-duration>
    <meta:editing-cycles>49</meta:editing-cycles>
    <meta:generator>LibreOffice/7.2.3.2$Windows_X86_64 LibreOffice_project/d166454616c1632304285822f9c83ce2e660fd92</meta:generator>
    <meta:document-statistic meta:object-count="246"/>
  </office:meta>
</office:document-meta>
</file>